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style:text-autospace="none"/>
      <style:text-properties fo:color="#0000ff" style:font-name="Courier New" fo:font-size="12pt" fo:language="ca" fo:country="ES" officeooo:paragraph-rsid="00125280" style:font-size-asian="12pt" style:font-name-complex="Courier New" style:font-size-complex="12pt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paragraph-rsid="00125280" style:font-size-asian="12pt" style:font-name-complex="Courier New" style:font-size-complex="12pt"/>
    </style:style>
    <style:style style:name="P3" style:family="paragraph" style:parent-style-name="Standard">
      <style:paragraph-properties fo:margin-top="0cm" fo:margin-bottom="0cm" style:contextual-spacing="false" fo:line-height="100%" style:text-autospace="none"/>
      <style:text-properties fo:color="#0000ff" style:font-name="Courier New" fo:font-size="12pt" fo:language="ca" fo:country="ES" officeooo:rsid="0013c4fb" officeooo:paragraph-rsid="00125280" style:font-size-asian="12pt" style:font-name-complex="Courier New" style:font-size-complex="12pt"/>
    </style:style>
    <style:style style:name="P4" style:family="paragraph" style:parent-style-name="Standard">
      <style:paragraph-properties fo:margin-top="0cm" fo:margin-bottom="0cm" style:contextual-spacing="false" fo:line-height="100%" style:text-autospace="none"/>
      <style:text-properties fo:color="#0000ff" style:font-name="Courier New" fo:font-size="12pt" fo:language="ca" fo:country="ES" officeooo:rsid="00149f72" officeooo:paragraph-rsid="00125280" style:font-size-asian="12pt" style:font-name-complex="Courier New" style:font-size-complex="12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rsid="001119de" officeooo:paragraph-rsid="00125280" style:font-size-asian="12pt" style:font-name-complex="Courier New" style:font-size-complex="12pt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rsid="00162738" officeooo:paragraph-rsid="00125280" style:font-size-asian="12pt" style:font-name-complex="Courier New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rsid="0017b095" officeooo:paragraph-rsid="00125280" style:font-size-asian="12pt" style:font-name-complex="Courier New" style:font-size-complex="12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rsid="00162738" officeooo:paragraph-rsid="00125280" style:font-name-asian="Calibri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style:font-name="Courier New" fo:language="ca" fo:country="ES" officeooo:paragraph-rsid="00125280" style:font-name-complex="Courier New"/>
    </style:style>
    <style:style style:name="P10" style:family="paragraph" style:parent-style-name="Standard">
      <style:paragraph-properties fo:margin-top="0cm" fo:margin-bottom="0cm" style:contextual-spacing="false" fo:line-height="100%" style:text-autospace="none"/>
      <style:text-properties style:font-name="Courier New" fo:font-size="12pt" fo:language="ca" fo:country="ES" officeooo:paragraph-rsid="00125280" style:font-size-asian="12pt" style:font-name-complex="Courier New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style:font-name="Courier New" fo:font-size="12pt" fo:language="ca" fo:country="ES" officeooo:paragraph-rsid="00125280" style:font-size-asian="12pt" style:font-name-complex="Courier New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style:font-name="Courier New" fo:font-size="12pt" fo:language="ca" fo:country="ES" fo:font-weight="bold" officeooo:paragraph-rsid="00125280" style:font-size-asian="12pt" style:font-weight-asian="bold" style:font-name-complex="Courier New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use-window-font-color="true" style:font-name="Courier New" fo:font-size="12pt" fo:language="ca" fo:country="ES" fo:font-weight="bold" officeooo:paragraph-rsid="00125280" style:font-name-asian="Calibri" style:font-size-asian="12pt" style:font-weight-asian="bold" style:font-name-complex="Courier New" style:font-size-complex="12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125280"/>
    </style:style>
    <style:style style:name="P15" style:family="paragraph" style:parent-style-name="Standard">
      <style:paragraph-properties fo:margin-top="0cm" fo:margin-bottom="0cm" style:contextual-spacing="false" fo:line-height="100%" fo:break-before="page"/>
      <style:text-properties style:font-name="Courier New" fo:font-size="12pt" fo:language="ca" fo:country="ES" fo:font-weight="bold" officeooo:paragraph-rsid="00125280" style:font-size-asian="12pt" style:font-weight-asian="bold" style:font-name-complex="Courier New" style:font-size-complex="12pt"/>
    </style:style>
    <style:style style:name="P16" style:family="paragraph" style:parent-style-name="Standard" style:master-page-name="Standard">
      <style:paragraph-properties fo:margin-top="0cm" fo:margin-bottom="0cm" style:contextual-spacing="false" fo:line-height="100%" style:page-number="auto"/>
      <style:text-properties style:font-name="Courier New" fo:font-size="14pt" fo:language="ca" fo:country="ES" style:text-underline-style="solid" style:text-underline-width="auto" style:text-underline-color="font-color" fo:font-weight="bold" officeooo:paragraph-rsid="00125280" style:font-size-asian="14pt" style:font-weight-asian="bold" style:font-name-complex="Courier New" style:font-size-complex="14pt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ff" style:font-name="Courier New" fo:font-size="12pt" fo:language="ca" fo:country="ES" officeooo:paragraph-rsid="00125280" style:font-size-asian="12pt" style:font-name-complex="Courier New" style:font-size-complex="12pt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paragraph-rsid="00125280" style:font-size-asian="12pt" style:font-name-complex="Courier New" style:font-size-complex="12pt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paragraph-rsid="00137754" style:font-size-asian="12pt" style:font-name-complex="Courier New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rsid="00183727" officeooo:paragraph-rsid="00125280" style:font-size-asian="12pt" style:font-name-complex="Courier New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rsid="00183727" officeooo:paragraph-rsid="00137754" style:font-size-asian="12pt" style:font-name-complex="Courier New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rsid="00162738" officeooo:paragraph-rsid="00125280" style:font-name-asian="Calibri" style:font-size-asian="12pt" style:font-name-complex="Courier New" style:font-size-complex="12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color="#0000ff" style:font-name="Courier New" fo:font-size="12pt" fo:language="ca" fo:country="ES" officeooo:rsid="0012c42e" officeooo:paragraph-rsid="00137754" style:font-name-asian="Calibri" style:font-size-asian="12pt" style:font-name-complex="Courier New" style:font-size-complex="12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Courier New" fo:font-size="12pt" fo:language="ca" fo:country="ES" officeooo:paragraph-rsid="00137754" style:font-size-asian="12pt" style:font-name-complex="Courier New" style:font-size-complex="12pt"/>
    </style:style>
    <style:style style:name="P25" style:family="paragraph" style:parent-style-name="Standard">
      <style:paragraph-properties fo:margin-top="0cm" fo:margin-bottom="0cm" style:contextual-spacing="false" fo:line-height="100%" fo:break-before="page"/>
      <style:text-properties style:font-name="Courier New" fo:font-size="12pt" fo:language="ca" fo:country="ES" officeooo:paragraph-rsid="00137754" style:font-size-asian="12pt" style:font-name-complex="Courier New" style:font-size-complex="12pt"/>
    </style:style>
    <style:style style:name="T1" style:family="text">
      <style:text-properties fo:color="#0000ff" style:font-name="Courier New" fo:font-size="12pt" fo:language="ca" fo:country="ES" style:font-size-asian="12pt" style:font-name-complex="Courier New" style:font-size-complex="12pt"/>
    </style:style>
    <style:style style:name="T2" style:family="text">
      <style:text-properties style:font-name-complex="Calibri"/>
    </style:style>
    <style:style style:name="T3" style:family="text">
      <style:text-properties officeooo:rsid="001627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XPATH</text:p>
      <text:p text:style-name="P9"/>
      <text:p text:style-name="P13">ACTIVITAT 1 </text:p>
      <text:p text:style-name="P11"/>
      <text:p text:style-name="P10">1) Quins cicles formatius s'imparteixen en l'institut?</text:p>
      <text:p text:style-name="P1">//cicle/text()</text:p>
      <text:p text:style-name="P10"/>
      <text:p text:style-name="P10">2) Quins cicles formatius de grau mitjà s'imparteixen en l' institut?</text:p>
      <text:p text:style-name="P1">//cicle[@grau="Mig"]</text:p>
      <text:p text:style-name="P10"/>
      <text:p text:style-name="P10">3) Quins són els noms dels alumnes suspesos?</text:p>
      <text:p text:style-name="P1">//alumne[@aprovat="NO"]/nom/text()</text:p>
      <text:p text:style-name="P10"/>
      <text:p text:style-name="P10">4) Quantes dones cursen el cicle d'ASIX?</text:p>
      <text:p text:style-name="P10"/>
      <text:p text:style-name="P1">count(//classe[@nom="ASIX"]/alumne[genere="Dona"])</text:p>
      <text:p text:style-name="P10"/>
      <text:p text:style-name="P10">5) Quins alumnes suspesos tenen un compte a Hotmail?</text:p>
      <text:p text:style-name="P3"/>
      <text:p text:style-name="P3">//alumne[contains(email,"hotmail") and @aprovat="NO"]/nom</text:p>
      <text:p text:style-name="P1"/>
      <text:p text:style-name="P4">o</text:p>
      <text:p text:style-name="P1"/>
      <text:p text:style-name="P1">//alumne[contains(email,"hotmail")][@aprovat="NO"]/nom</text:p>
      <text:p text:style-name="P1"/>
      <text:p text:style-name="P10"/>
      <text:p text:style-name="P10">6) Quina és la llista de classe d'SMX?</text:p>
      <text:p text:style-name="P1">//classe[@nom="SMX"]//nom</text:p>
      <text:p text:style-name="P10"/>
      <text:p text:style-name="P10">7) En quins cicles hi ha alumnes que han tret un 10?</text:p>
      <text:p text:style-name="P1"/>
      <text:p text:style-name="P1">//cicle[@id=//alumne[nota=10]/../@nom]</text:p>
      <text:p text:style-name="P10"/>
      <text:p text:style-name="P10">8) Quants alumnes han aprovat ASIX?</text:p>
      <text:p text:style-name="P2"/>
      <text:p text:style-name="P5">count(//alumne[@aprovat="SI" and ../@nom="ASIX"])</text:p>
      <text:p text:style-name="P11"/>
      <text:p text:style-name="P11">9) Quin percentatge d'aprovats té el centre?</text:p>
      <text:p text:style-name="P2">(count(//aprovat="si") div count(//alumne))*100</text:p>
      <text:p text:style-name="P2"/>
      <text:p text:style-name="P12"/>
      <text:p text:style-name="P15">ACTIVITAT 2</text:p>
      <text:p text:style-name="P12"/>
      <text:p text:style-name="P11">1) Quants partits han jugat els Vermells?</text:p>
      <text:p text:style-name="P14"><text:span text:style-name="T2"><text:s/></text:span><text:span text:style-name="T1">count(//equip[nom="Vermells"])</text:span></text:p>
      <text:p text:style-name="P11"/>
      <text:p text:style-name="P11">2) Quins partits han jugat a casa els Blancs?</text:p>
      <text:p text:style-name="P11"/>
      <text:p text:style-name="P8">//equip[nom="Blancs" and @juga="local"]/..</text:p>
      <text:p text:style-name="P8"/>
      <text:p text:style-name="P8">o</text:p>
      <text:p text:style-name="P8"/>
      <text:p text:style-name="P2">//equip[nom="Blancs"][@juga="local"]/..</text:p>
      <text:p text:style-name="P11"/>
      <text:p text:style-name="P11">3) Quants jugadors han marcat gols abans de la mitja part (minut 45) tot jugant com a locals?</text:p>
      <text:p text:style-name="P2"/>
      <text:p text:style-name="P2"/>
      <text:p text:style-name="P6">/count(distinct-values(//equip[@juga="local"]//jugador[@minut&lt;46]))</text:p>
      <text:p text:style-name="P2"/>
      <text:p text:style-name="P11"/>
      <text:p text:style-name="P11">4) Quants partits en els quals jugaven els Blancs han quedat empatats?</text:p>
      <text:p text:style-name="P2"/>
      <text:p text:style-name="P2">count(<text:span text:style-name="T3">//partit[equip[1]/resultat = equip[2]/resultat and equip/nom="Blancs"])</text:span></text:p>
      <text:p text:style-name="P11"/>
      <text:p text:style-name="P11">5) En quines jornades els Verds han jugat a casa?</text:p>
      <text:p text:style-name="P11"/>
      <text:p text:style-name="P8">//equip[@juga="local" and nom="Verds"]/../../@num</text:p>
      <text:p text:style-name="P2"/>
      <text:p text:style-name="P11">6) En quina jornada s'han fet més gols?</text:p>
      <text:p text:style-name="P2"/>
      <text:p text:style-name="P2"/>
      <text:p text:style-name="P7">Gols de cada jornada</text:p>
      <text:p text:style-name="P7"/>
      <text:p text:style-name="P7">//jornada/sum(.//resultat)</text:p>
      <text:p text:style-name="P7"/>
      <text:p text:style-name="P7">Gols de la jornada que s'han fet més gols</text:p>
      <text:p text:style-name="P7"/>
      <text:p text:style-name="P7">max(//jornada/sum(.//resultat))</text:p>
      <text:p text:style-name="P7"/>
      <text:p text:style-name="P7">Filtrem la jornada on els gols d'aquella jornada siguin iguals als de la jornada que s'han fet més gols:</text:p>
      <text:p text:style-name="P7"/>
      <text:p text:style-name="P7"/>
      <text:p text:style-name="P20">//jornada[ sum(.//resultat) = max(//jornada/sum(.//resultat))]/@num</text:p>
      <text:p text:style-name="P25">7) Quina és la mitjana de gols per partit dels Vermells?</text:p>
      <text:p text:style-name="P19"/>
      <text:p text:style-name="P19">avg(//equip[nom="Vermells"]/resultat)</text:p>
      <text:p text:style-name="P24"/>
      <text:p text:style-name="P24">8) Quants punts han fet els Blaus?</text:p>
      <text:p text:style-name="P24"/>
      <text:p text:style-name="P23">/(count(//partit[equip[nom="Blaus"]][.//equip[nom="Blaus"]/resultat &gt; .//equip[nom != "Blaus"]/resultat])*3) + count(//partit[equip[1]/resultat=equip[2]/resultat][equip[nom="Blaus"]]) 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4.2.5.2$Windows_x86 LibreOffice_project/61cb170a04bb1f12e77c884eab9192be736ec5f5</meta:generator>
    <dc:date>2016-02-18T14:24:49.738000000</dc:date>
    <meta:document-statistic meta:table-count="0" meta:image-count="0" meta:object-count="0" meta:page-count="3" meta:paragraph-count="46" meta:word-count="240" meta:character-count="2088" meta:non-whitespace-character-count="1891"/>
    <meta:user-defined meta:name="Info 1"/>
    <meta:user-defined meta:name="Info 2"/>
    <meta:user-defined meta:name="Info 3"/>
    <meta:user-defined meta:name="Info 4"/>
  </office:meta>
</office:document-meta>
</file>